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1" svg:font-family="Wingdings" style:font-charset="x-symbol"/>
    <style:font-face style:name="Mangal2" svg:font-family="Mangal" style:font-pitch="variable" style:font-charset="x-symbol"/>
    <style:font-face style:name="SimSun2" svg:font-family="SimSun" style:font-pitch="variable" style:font-charset="x-symbol"/>
    <style:font-face style:name="Times New Roman3" svg:font-family="'Times New Roman'" style:font-pitch="variable" style:font-charset="x-symbol"/>
    <style:font-face style:name="Wingdings" svg:font-family="Wingdings" style:font-pitch="variable" style:font-charset="x-symbol"/>
    <style:font-face style:name="Times New Roman2" svg:font-family="'Times New Roman'" style:font-family-generic="roman" style:font-pitch="variable" style:font-charset="x-symbol"/>
    <style:font-face style:name="Mangal1" svg:font-family="Mangal" style:font-family-generic="system" style:font-pitch="variable" style:font-charset="x-symbol"/>
    <style:font-face style:name="SimSun1" svg:font-family="SimSun" style:font-family-generic="system" style:font-pitch="variable" style:font-charset="x-symbol"/>
    <style:font-face style:name="Mangal3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Arial Narrow" svg:font-family="'Arial Narrow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font-name="Arial Black1" style:text-underline-style="solid" style:text-underline-width="auto" style:text-underline-color="font-color"/>
    </style:style>
    <style:style style:name="P4" style:family="paragraph" style:parent-style-name="Standard">
      <style:paragraph-properties fo:text-align="end" style:justify-single-word="false"/>
      <style:text-properties style:font-name="Arial Black1" style:text-underline-style="solid" style:text-underline-width="auto" style:text-underline-color="font-color"/>
    </style:style>
    <style:style style:name="P5" style:family="paragraph" style:parent-style-name="Standard">
      <style:text-properties style:font-name="Arial" style:text-underline-style="none"/>
    </style:style>
    <style:style style:name="P6" style:family="paragraph" style:parent-style-name="Standard">
      <style:text-properties style:use-window-font-color="true" style:font-name="Arial" fo:font-size="12pt" style:text-underline-style="none" style:font-size-asian="12pt" style:font-size-complex="12pt"/>
    </style:style>
    <style:style style:name="P7" style:family="paragraph" style:parent-style-name="Text_20_body">
      <style:paragraph-properties style:line-height-at-least="0.265cm" fo:text-align="center" style:justify-single-word="false"/>
      <style:text-properties fo:color="#8c8c8c" fo:font-size="8.25pt"/>
    </style:style>
    <style:style style:name="P8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style:font-name="Arial"/>
    </style:style>
    <style:style style:name="P10" style:family="paragraph" style:parent-style-name="Text_20_body">
      <style:paragraph-properties fo:margin-left="0cm" fo:margin-right="0cm" fo:margin-top="0cm" fo:margin-bottom="0cm" style:line-height-at-least="0.476cm" fo:widows="1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P11" style:family="paragraph" style:parent-style-name="Text_20_body">
      <style:paragraph-properties fo:margin-left="0cm" fo:margin-right="0cm" fo:margin-top="0cm" fo:margin-bottom="0cm" style:line-height-at-least="0.476cm" fo:text-align="center" style:justify-single-word="false" fo:widows="1" fo:text-indent="0cm" style:auto-text-indent="false" fo:padding="0cm" fo:border="none"/>
      <style:text-properties fo:font-variant="normal" fo:text-transform="none" style:use-window-font-color="true" style:font-name="Arial Black" fo:font-size="12pt" fo:letter-spacing="normal" fo:font-style="normal" fo:font-weight="normal" style:font-size-asian="12pt" style:font-size-complex="12pt"/>
    </style:style>
    <style:style style:name="P12" style:family="paragraph" style:parent-style-name="Heading_20_3">
      <style:paragraph-properties fo:margin-left="0cm" fo:margin-right="0.053cm" fo:margin-top="0cm" fo:margin-bottom="0cm" fo:text-indent="0cm" style:auto-text-indent="false" fo:padding="0cm" fo:border="none"/>
      <style:text-properties style:font-name="Arial Black1" fo:font-size="12pt" style:text-underline-style="solid" style:text-underline-width="auto" style:text-underline-color="font-color"/>
    </style:style>
    <style:style style:name="P13" style:family="paragraph" style:parent-style-name="Heading_20_3">
      <style:paragraph-properties fo:margin-left="0cm" fo:margin-right="0.053cm" fo:margin-top="0cm" fo:margin-bottom="0cm" fo:text-indent="0cm" style:auto-text-indent="false" fo:padding="0cm" fo:border="none"/>
      <style:text-properties fo:font-variant="normal" fo:text-transform="none" fo:color="#4d4d4d" style:font-name="Arial Black" fo:font-size="12pt" fo:letter-spacing="normal" fo:font-style="normal" style:text-underline-style="solid" style:text-underline-width="auto" style:text-underline-color="font-color" fo:font-weight="normal"/>
    </style:style>
    <style:style style:name="P14" style:family="paragraph" style:parent-style-name="Text_20_body">
      <style:paragraph-properties fo:margin-left="0cm" fo:margin-right="0.053cm" fo:margin-top="0cm" fo:margin-bottom="0cm" fo:text-indent="0cm" style:auto-text-indent="false" fo:padding="0cm" fo:border="none"/>
      <style:text-properties style:font-name="Arial Black1" fo:font-size="12pt" style:text-underline-style="solid" style:text-underline-width="auto" style:text-underline-color="font-color"/>
    </style:style>
    <style:style style:name="P15" style:family="paragraph" style:parent-style-name="Text_20_body">
      <style:paragraph-properties fo:margin-left="0cm" fo:margin-right="0.053cm" fo:margin-top="0cm" fo:margin-bottom="0cm" fo:text-indent="0cm" style:auto-text-indent="false" fo:padding="0cm" fo:border="none"/>
      <style:text-properties style:font-name="Arial" fo:font-size="12pt" style:text-underline-style="none"/>
    </style:style>
    <style:style style:name="P16" style:family="paragraph" style:parent-style-name="Text_20_body">
      <style:paragraph-properties fo:margin-top="0cm" fo:margin-bottom="0.423cm"/>
      <style:text-properties style:use-window-font-color="true" style:font-name="Arial" fo:font-size="12pt" style:font-size-asian="12pt" style:font-size-complex="12pt"/>
    </style:style>
    <style:style style:name="T1" style:family="text">
      <style:text-properties fo:color="#8c8c8c" fo:background-color="transparent"/>
    </style:style>
    <style:style style:name="T2" style:family="text">
      <style:text-properties fo:color="#444444" style:font-name="Arial" fo:background-color="transparent"/>
    </style:style>
    <style:style style:name="T3" style:family="text">
      <style:text-properties style:font-name="Wingdings1" fo:font-size="14pt" style:font-name-asian="Wingdings1" style:font-size-asian="14pt" style:font-name-complex="Wingdings1" style:font-size-complex="14pt"/>
    </style:style>
    <style:style style:name="T4" style:family="text">
      <style:text-properties style:font-name="Wingdings1" fo:font-size="14pt" style:text-underline-style="none" style:font-name-asian="Wingdings1" style:font-size-asian="14pt" style:font-name-complex="Wingdings1" style:font-size-complex="14pt"/>
    </style:style>
    <style:style style:name="T5" style:family="text">
      <style:text-properties style:font-name="Arial"/>
    </style:style>
    <style:style style:name="T6" style:family="text">
      <style:text-properties style:font-name="Arial" style:text-underline-style="none"/>
    </style:style>
    <style:style style:name="T7" style:family="text">
      <style:text-properties style:font-name="Arial" fo:font-size="14pt" style:text-underline-style="none" style:font-name-asian="Wingdings1" style:font-size-asian="14pt" style:font-name-complex="Wingdings1" style:font-size-complex="14pt"/>
    </style:style>
    <style:style style:name="T8" style:family="text">
      <style:text-properties style:text-underline-style="none"/>
    </style:style>
    <style:style style:name="T9" style:family="text">
      <style:text-properties style:use-window-font-color="true" style:font-name="Wingdings1" fo:font-size="14pt" style:text-underline-style="none" fo:background-color="transparent" style:font-name-asian="Wingdings1" style:font-size-asian="14pt" style:font-name-complex="Wingdings1" style:font-size-complex="14pt"/>
    </style:style>
    <style:style style:name="T10" style:family="text">
      <style:text-properties style:use-window-font-color="true" style:text-underline-style="none" fo:background-color="transparent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background-color="#5ba4cf" style:background-transparency="0%" fo:padding="0cm" fo:border="none">
        <style:background-image/>
      </style:graphic-properties>
    </style:style>
    <style:style style:name="fr3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background-color="#ffffff" style:background-transparency="0%" fo:padding="0.049cm" fo:border-left="0.035cm solid #d6dadc" fo:border-right="0.035cm solid #d6dadc" fo:border-top="0.035cm solid #d6dadc" fo:border-bottom="0.035cm solid #c4c9cc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cm" svg:y="-0.026cm" svg:width="1.005cm" draw:z-index="0">
        <draw:text-box fo:min-height="0.041cm">
          <text:p text:style-name="P7">0%</text:p>
        </draw:text-box>
      </draw:frame>
      <draw:frame draw:style-name="fr2" draw:name="Frame2" text:anchor-type="page" text:anchor-page-number="1" svg:x="0cm" svg:y="0cm" svg:width="0.041cm" draw:z-index="1">
        <draw:text-box fo:min-height="0.041cm">
          <text:p text:style-name="Text_20_body"/>
        </draw:text-box>
      </draw:frame>
      <draw:frame draw:style-name="fr3" draw:name="Frame3" text:anchor-type="page" text:anchor-page-number="1" svg:x="0.132cm" svg:y="-0.026cm" svg:width="0.476cm" draw:z-index="2">
        <draw:text-box fo:min-height="0.476cm">
          <text:p text:style-name="Text_20_body"/>
        </draw:text-box>
      </draw:frame>
      <draw:frame draw:style-name="fr3" draw:name="Frame4" text:anchor-type="page" text:anchor-page-number="1" svg:x="0.132cm" svg:y="-0.026cm" svg:width="0.476cm" draw:z-index="3">
        <draw:text-box fo:min-height="0.476cm">
          <text:p text:style-name="Text_20_body"/>
        </draw:text-box>
      </draw:frame>
      <draw:frame draw:style-name="fr3" draw:name="Frame5" text:anchor-type="page" text:anchor-page-number="1" svg:x="0.132cm" svg:y="-0.026cm" svg:width="0.476cm" draw:z-index="4">
        <draw:text-box fo:min-height="0.476cm">
          <text:p text:style-name="Text_20_body"/>
        </draw:text-box>
      </draw:frame>
      <draw:frame draw:style-name="fr3" draw:name="Frame6" text:anchor-type="page" text:anchor-page-number="1" svg:x="0.132cm" svg:y="-0.026cm" svg:width="0.476cm" draw:z-index="5">
        <draw:text-box fo:min-height="0.476cm">
          <text:p text:style-name="Text_20_body"/>
        </draw:text-box>
      </draw:frame>
      <draw:frame draw:style-name="fr3" draw:name="Frame7" text:anchor-type="page" text:anchor-page-number="1" svg:x="0.132cm" svg:y="-0.026cm" svg:width="0.476cm" draw:z-index="6">
        <draw:text-box fo:min-height="0.476cm">
          <text:p text:style-name="Text_20_body"/>
        </draw:text-box>
      </draw:frame>
      <draw:frame draw:style-name="fr3" draw:name="Frame8" text:anchor-type="page" text:anchor-page-number="1" svg:x="0.132cm" svg:y="-0.026cm" svg:width="0.476cm" draw:z-index="7">
        <draw:text-box fo:min-height="0.476cm">
          <text:p text:style-name="Text_20_body"/>
        </draw:text-box>
      </draw:frame>
      <draw:frame draw:style-name="fr3" draw:name="Frame9" text:anchor-type="page" text:anchor-page-number="1" svg:x="0.132cm" svg:y="-0.026cm" svg:width="0.476cm" draw:z-index="8">
        <draw:text-box fo:min-height="0.476cm">
          <text:p text:style-name="Text_20_body"/>
        </draw:text-box>
      </draw:frame>
      <draw:frame draw:style-name="fr3" draw:name="Frame10" text:anchor-type="page" text:anchor-page-number="1" svg:x="0.132cm" svg:y="-0.026cm" svg:width="0.476cm" draw:z-index="9">
        <draw:text-box fo:min-height="0.476cm">
          <text:p text:style-name="Text_20_body"/>
        </draw:text-box>
      </draw:frame>
      <draw:frame draw:style-name="fr3" draw:name="Frame11" text:anchor-type="page" text:anchor-page-number="1" svg:x="0.132cm" svg:y="-0.026cm" svg:width="0.476cm" draw:z-index="10">
        <draw:text-box fo:min-height="0.476cm">
          <text:p text:style-name="Text_20_body"/>
        </draw:text-box>
      </draw:frame>
      <draw:frame draw:style-name="fr3" draw:name="Frame12" text:anchor-type="page" text:anchor-page-number="1" svg:x="0.132cm" svg:y="-0.026cm" svg:width="0.476cm" draw:z-index="11">
        <draw:text-box fo:min-height="0.476cm">
          <text:p text:style-name="Text_20_body"/>
        </draw:text-box>
      </draw:frame>
      <draw:frame draw:style-name="fr3" draw:name="Frame13" text:anchor-type="page" text:anchor-page-number="1" svg:x="0.132cm" svg:y="-0.026cm" svg:width="0.476cm" draw:z-index="12">
        <draw:text-box fo:min-height="0.476cm">
          <text:p text:style-name="Text_20_body"/>
        </draw:text-box>
      </draw:frame>
      <draw:frame draw:style-name="fr3" draw:name="Frame14" text:anchor-type="page" text:anchor-page-number="1" svg:x="0.132cm" svg:y="-0.026cm" svg:width="0.476cm" draw:z-index="13">
        <draw:text-box fo:min-height="0.476cm">
          <text:p text:style-name="Text_20_body"/>
        </draw:text-box>
      </draw:frame>
      <draw:frame draw:style-name="fr3" draw:name="Frame15" text:anchor-type="page" text:anchor-page-number="1" svg:x="0.132cm" svg:y="-0.026cm" svg:width="0.476cm" draw:z-index="14">
        <draw:text-box fo:min-height="0.476cm">
          <text:p text:style-name="Text_20_body"/>
        </draw:text-box>
      </draw:frame>
      <draw:frame draw:style-name="fr3" draw:name="Frame16" text:anchor-type="page" text:anchor-page-number="1" svg:x="0.132cm" svg:y="-0.026cm" svg:width="0.476cm" draw:z-index="15">
        <draw:text-box fo:min-height="0.476cm">
          <text:p text:style-name="Text_20_body"/>
        </draw:text-box>
      </draw:frame>
      <draw:frame draw:style-name="fr1" draw:name="Frame17" text:anchor-type="page" text:anchor-page-number="1" svg:x="0cm" svg:y="-0.026cm" svg:width="1.005cm" draw:z-index="16">
        <draw:text-box fo:min-height="0.041cm">
          <text:p text:style-name="P7">0%</text:p>
        </draw:text-box>
      </draw:frame>
      <draw:frame draw:style-name="fr2" draw:name="Frame18" text:anchor-type="page" text:anchor-page-number="1" svg:x="0cm" svg:y="0cm" svg:width="0.041cm" draw:z-index="17">
        <draw:text-box fo:min-height="0.041cm">
          <text:p text:style-name="Text_20_body"/>
        </draw:text-box>
      </draw:frame>
      <draw:frame draw:style-name="fr3" draw:name="Frame19" text:anchor-type="page" text:anchor-page-number="1" svg:x="0.132cm" svg:y="-0.026cm" svg:width="0.476cm" draw:z-index="18">
        <draw:text-box fo:min-height="0.476cm">
          <text:p text:style-name="Text_20_body"/>
        </draw:text-box>
      </draw:frame>
      <draw:frame draw:style-name="fr3" draw:name="Frame20" text:anchor-type="page" text:anchor-page-number="1" svg:x="0.132cm" svg:y="-0.026cm" svg:width="0.476cm" draw:z-index="19">
        <draw:text-box fo:min-height="0.476cm">
          <text:p text:style-name="Text_20_body"/>
        </draw:text-box>
      </draw:frame>
      <draw:frame draw:style-name="fr3" draw:name="Frame21" text:anchor-type="page" text:anchor-page-number="1" svg:x="0.132cm" svg:y="-0.026cm" svg:width="0.476cm" draw:z-index="20">
        <draw:text-box fo:min-height="0.476cm">
          <text:p text:style-name="Text_20_body"/>
        </draw:text-box>
      </draw:frame>
      <draw:frame draw:style-name="fr3" draw:name="Frame22" text:anchor-type="page" text:anchor-page-number="1" svg:x="0.132cm" svg:y="-0.026cm" svg:width="0.476cm" draw:z-index="21">
        <draw:text-box fo:min-height="0.476cm">
          <text:p text:style-name="Text_20_body"/>
        </draw:text-box>
      </draw:frame>
      <draw:frame draw:style-name="fr3" draw:name="Frame23" text:anchor-type="page" text:anchor-page-number="1" svg:x="0.132cm" svg:y="-0.026cm" svg:width="0.476cm" draw:z-index="22">
        <draw:text-box fo:min-height="0.476cm">
          <text:p text:style-name="Text_20_body"/>
        </draw:text-box>
      </draw:frame>
      <draw:frame draw:style-name="fr3" draw:name="Frame24" text:anchor-type="page" text:anchor-page-number="1" svg:x="0.132cm" svg:y="-0.026cm" svg:width="0.476cm" draw:z-index="23">
        <draw:text-box fo:min-height="0.476cm">
          <text:p text:style-name="Text_20_body"/>
        </draw:text-box>
      </draw:frame>
      <draw:frame draw:style-name="fr3" draw:name="Frame25" text:anchor-type="page" text:anchor-page-number="1" svg:x="0.132cm" svg:y="-0.026cm" svg:width="0.476cm" draw:z-index="24">
        <draw:text-box fo:min-height="0.476cm">
          <text:p text:style-name="Text_20_body"/>
        </draw:text-box>
      </draw:frame>
      <draw:frame draw:style-name="fr3" draw:name="Frame26" text:anchor-type="page" text:anchor-page-number="1" svg:x="0.132cm" svg:y="-0.026cm" svg:width="0.476cm" draw:z-index="25">
        <draw:text-box fo:min-height="0.476cm">
          <text:p text:style-name="Text_20_body"/>
        </draw:text-box>
      </draw:frame>
      <draw:frame draw:style-name="fr3" draw:name="Frame27" text:anchor-type="page" text:anchor-page-number="1" svg:x="0.132cm" svg:y="-0.026cm" svg:width="0.476cm" draw:z-index="26">
        <draw:text-box fo:min-height="0.476cm">
          <text:p text:style-name="Text_20_body"/>
        </draw:text-box>
      </draw:frame>
      <draw:frame draw:style-name="fr1" draw:name="Frame28" text:anchor-type="page" text:anchor-page-number="1" svg:x="0cm" svg:y="-0.026cm" svg:width="1.005cm" draw:z-index="27">
        <draw:text-box fo:min-height="0.041cm">
          <text:p text:style-name="P7">0%</text:p>
        </draw:text-box>
      </draw:frame>
      <draw:frame draw:style-name="fr2" draw:name="Frame29" text:anchor-type="page" text:anchor-page-number="1" svg:x="0cm" svg:y="0cm" svg:width="0.041cm" draw:z-index="28">
        <draw:text-box fo:min-height="0.041cm">
          <text:p text:style-name="Text_20_body"/>
        </draw:text-box>
      </draw:frame>
      <draw:frame draw:style-name="fr3" draw:name="Frame30" text:anchor-type="page" text:anchor-page-number="1" svg:x="0.132cm" svg:y="-0.026cm" svg:width="0.476cm" draw:z-index="29">
        <draw:text-box fo:min-height="0.476cm">
          <text:p text:style-name="Text_20_body"/>
        </draw:text-box>
      </draw:frame>
      <draw:frame draw:style-name="fr3" draw:name="Frame31" text:anchor-type="page" text:anchor-page-number="1" svg:x="0.132cm" svg:y="-0.026cm" svg:width="0.476cm" draw:z-index="30">
        <draw:text-box fo:min-height="0.476cm">
          <text:p text:style-name="Text_20_body"/>
        </draw:text-box>
      </draw:frame>
      <draw:frame draw:style-name="fr3" draw:name="Frame32" text:anchor-type="page" text:anchor-page-number="1" svg:x="0.132cm" svg:y="-0.026cm" svg:width="0.476cm" draw:z-index="31">
        <draw:text-box fo:min-height="0.476cm">
          <text:p text:style-name="Text_20_body"/>
        </draw:text-box>
      </draw:frame>
      <draw:frame draw:style-name="fr1" draw:name="Frame33" text:anchor-type="page" text:anchor-page-number="1" svg:x="0cm" svg:y="-0.026cm" svg:width="1.005cm" draw:z-index="32">
        <draw:text-box fo:min-height="0.041cm">
          <text:p text:style-name="P7">0%</text:p>
        </draw:text-box>
      </draw:frame>
      <draw:frame draw:style-name="fr2" draw:name="Frame34" text:anchor-type="page" text:anchor-page-number="1" svg:x="0cm" svg:y="0cm" svg:width="0.041cm" draw:z-index="33">
        <draw:text-box fo:min-height="0.041cm">
          <text:p text:style-name="Text_20_body"/>
        </draw:text-box>
      </draw:frame>
      <draw:frame draw:style-name="fr3" draw:name="Frame35" text:anchor-type="page" text:anchor-page-number="1" svg:x="0.132cm" svg:y="-0.026cm" svg:width="0.476cm" draw:z-index="34">
        <draw:text-box fo:min-height="0.476cm">
          <text:p text:style-name="Text_20_body"/>
        </draw:text-box>
      </draw:frame>
      <draw:frame draw:style-name="fr3" draw:name="Frame36" text:anchor-type="page" text:anchor-page-number="1" svg:x="0.132cm" svg:y="-0.026cm" svg:width="0.476cm" draw:z-index="35">
        <draw:text-box fo:min-height="0.476cm">
          <text:p text:style-name="Text_20_body"/>
        </draw:text-box>
      </draw:frame>
      <draw:frame draw:style-name="fr3" draw:name="Frame37" text:anchor-type="page" text:anchor-page-number="1" svg:x="0.132cm" svg:y="-0.026cm" svg:width="0.476cm" draw:z-index="36">
        <draw:text-box fo:min-height="0.476cm">
          <text:p text:style-name="Text_20_body"/>
        </draw:text-box>
      </draw:frame>
      <draw:frame draw:style-name="fr3" draw:name="Frame38" text:anchor-type="page" text:anchor-page-number="1" svg:x="0.132cm" svg:y="-0.026cm" svg:width="0.476cm" draw:z-index="37">
        <draw:text-box fo:min-height="0.476cm">
          <text:p text:style-name="Text_20_body"/>
        </draw:text-box>
      </draw:frame>
      <draw:frame draw:style-name="fr3" draw:name="Frame39" text:anchor-type="page" text:anchor-page-number="1" svg:x="0.132cm" svg:y="-0.026cm" svg:width="0.476cm" draw:z-index="38">
        <draw:text-box fo:min-height="0.476cm">
          <text:p text:style-name="Text_20_body"/>
        </draw:text-box>
      </draw:frame>
      <text:p text:style-name="P1"/>
      <text:p text:style-name="P1"/>
      <text:p text:style-name="P4">MAPATHON ORGANISERS CHECK LIST</text:p>
      <text:p text:style-name="P1"/>
      <text:p text:style-name="P3">ADVANCE PREPARATIONS</text:p>
      <text:p text:style-name="P2"><text:span text:style-name="T3"><text:tab/></text:span> <text:s/><text:span text:style-name="T5">Decide Date</text:span></text:p>
      <text:p text:style-name="P5"><text:span text:style-name="T3"><text:tab/></text:span> <text:s/>Organise Venue</text:p>
      <text:p text:style-name="P5"><text:span text:style-name="T3"><text:tab/></text:span> <text:s/>Create Eventbrite page (ideally two weeks in advance of the event)</text:p>
      <text:p text:style-name="P5"><text:span text:style-name="T3"><text:tab/></text:span> <text:s/>Select ticket types … beginners (iD), regulars (JOSM), remote. Validators</text:p>
      <text:p text:style-name="P5"><text:span text:style-name="T3"><text:tab/></text:span> <text:s/>Organise Speakers – One tutor to do the walk through for new mappers. One <text:s text:c="4"/><text:tab/><text:tab/>guest speaker to introduce OSM, HOT, Missing Maps</text:p>
      <text:p text:style-name="Standard"/>
      <text:p text:style-name="P9"><text:span text:style-name="T4"><text:tab/></text:span><text:span text:style-name="T8"> <text:s/></text:span>Arrange tasks for event well in advance. 2 tasks in different areas works well as <text:tab/><text:tab/>mappers can experience the different challenges that different areas brings <text:tab/><text:tab/>(different building types or tags, varying image quality etc). Most important <text:tab/><text:tab/>task to be pushed first. (Ideal world scenario:) Better to opt for a more difficult <text:tab/><text:tab/>task and have new mappers ask questions at the event than an easy task <text:tab/><text:tab/>where they may have difficulty on other tasks in the future.</text:p>
      <text:p text:style-name="P8"><text:span text:style-name="T7"><text:tab/></text:span><text:span text:style-name="T4"></text:span><text:span text:style-name="T6"> <text:s/></text:span><text:span text:style-name="T5">Missing Maps facebook post</text:span></text:p>
      <text:p text:style-name="P8"><text:span text:style-name="T2"><text:tab/><text:tab/></text:span><text:a xlink:type="simple" xlink:href="https://www.facebook.com/MissingMapsProject" office:target-frame-name="_blank" xlink:show="new" text:style-name="Internet_20_link" text:visited-style-name="Visited_20_Internet_20_Link">https://www.facebook.com/MissingMapsProject</text:a></text:p>
      <text:p text:style-name="P9"><text:span text:style-name="T4"><text:tab/></text:span><text:span text:style-name="T8"> <text:s/></text:span>Twitter promo/post</text:p>
      <text:p text:style-name="P8"><text:span text:style-name="T7"><text:tab/></text:span><text:span text:style-name="T4"></text:span><text:span text:style-name="T6"> <text:s/></text:span><text:span text:style-name="T5">Invites - From Wufoo list. Unsubscribe form and responses spreadsheet for <text:tab/><text:tab/><text:tab/>Missing Maps Project </text:span><text:a xlink:type="simple" xlink:href="https://drive.google.com/folderview?id=0B3727LS48QfvRlQyazFUNEMwM1k&amp;usp=sharing" office:target-frame-name="_blank" xlink:show="new" text:style-name="Internet_20_link" text:visited-style-name="Visited_20_Internet_20_Link"><text:span text:style-name="T2">Wufoo mailing list</text:span></text:a><text:span text:style-name="T5">. Ideally done by someone with a <text:tab/><text:tab/><text:tab/>Red Cross or MSF email address</text:span></text:p>
      <text:p text:style-name="P9"><text:span text:style-name="T4"><text:tab/></text:span><text:span text:style-name="T8"> <text:s/></text:span>Arrange catering (usually pizza for ease)</text:p>
      <text:p text:style-name="P8"><text:span text:style-name="T5"><text:s text:c="11"/></text:span><text:span text:style-name="T4"></text:span><text:span text:style-name="T6"> <text:s/></text:span><text:span text:style-name="T5">HOT facebook post </text:span><text:a xlink:type="simple" xlink:href="https://www.facebook.com/hotosm" office:target-frame-name="_blank" xlink:show="new" text:style-name="Internet_20_link" text:visited-style-name="Visited_20_Internet_20_Link"><text:span text:style-name="T2">https://www.facebook.com/hotosm</text:span></text:a></text:p>
      <text:p text:style-name="P9"><text:span text:style-name="T4"><text:tab/></text:span><text:span text:style-name="T8"> <text:s/></text:span>Update the Missing Maps OSM wiki page</text:p>
      <text:p text:style-name="P8"><text:span text:style-name="T7"><text:tab/></text:span><text:span text:style-name="T4"></text:span><text:span text:style-name="T6"> <text:s/>P</text:span><text:span text:style-name="T5">rocess for remote mappers to get involved. Draw up detailed enough <text:s text:c="3"/><text:tab/> <text:s text:c="2"/><text:tab/><text:tab/>instructions so that they can be involved in case of issues during the event </text:span></text:p>
      <text:p text:style-name="P9"><text:span text:style-name="T4"><text:tab/></text:span><text:span text:style-name="T8"> <text:s/></text:span>Media participation? Sky News, BBC Click, Guardian Cities amongst others <text:tab/><text:tab/><text:tab/>have all been keen to get involved (either at events or interviews)</text:p>
      <text:p text:style-name="P9"><text:span text:style-name="T4"><text:tab/></text:span><text:span text:style-name="T8"> <text:s text:c="3"/>Send message to all attendees day before the event as reminder to bring l <text:tab/><text:tab/><text:tab/>laptop and mouse and set up an Openstreetmap account, for JOSM users to <text:tab/><text:tab/>download JOSM.</text:span></text:p>
      <text:p text:style-name="P9"><text:span text:style-name="T8"><text:tab/></text:span><text:span text:style-name="T4"></text:span><text:span text:style-name="T8"> <text:s text:c="3"/>Organise someone to take photos at the event</text:span></text:p>
      <text:p text:style-name="P9"><text:span text:style-name="T8"><text:tab/></text:span><text:span text:style-name="T4"></text:span><text:span text:style-name="T8"> </text:span></text:p>
      <text:h text:style-name="P12" text:outline-level="3">VENUE CONSIDERATIONS</text:h>
      <text:p text:style-name="P15"><text:span text:style-name="T3"><text:tab/></text:span> <text:s text:c="2"/>Size of venue will decide number of seats available. London plans for upwards <text:tab/><text:tab/>of 80</text:p>
      <text:p text:style-name="P15"><text:tab/><text:span text:style-name="T3"></text:span> <text:s text:c="3"/>Check available tables and chairs</text:p>
      <text:p text:style-name="P15"><text:span text:style-name="T3"><text:tab/></text:span> <text:s text:c="3"/>Check number of plug sockets for number attending. Need extension cords</text:p>
      <text:p text:style-name="P15"><text:span text:style-name="T3"><text:tab/></text:span> <text:s text:c="3"/>Large overhead screen for visual training aids</text:p>
      <text:p text:style-name="P15"><text:tab/><text:span text:style-name="T3"></text:span> <text:s text:c="3"/>Check WiFi able to accommodate number of mappers</text:p>
      <text:p text:style-name="P15"><text:tab/><text:span text:style-name="T3"></text:span> <text:s text:c="3"/>Available password for multiple WiFi access.</text:p>
      <text:p text:style-name="P15"><text:tab/><text:span text:style-name="T3"></text:span> <text:s text:c="3"/>Address and map for attendees.</text:p>
      <text:p text:style-name="P15"><text:tab/><text:span text:style-name="T3"></text:span> <text:s text:c="3"/>Signs for directions in corridors (if complex)</text:p>
      <text:p text:style-name="P14">ON THE DAY</text:p>
      <text:p text:style-name="P8"><text:span text:style-name="T1"><text:tab/></text:span><text:span text:style-name="T9"></text:span><text:span text:style-name="T10"> <text:s text:c="2"/></text:span><text:span text:style-name="T5">Test Wifi - both Mac and Windows if possible</text:span></text:p>
      <text:p text:style-name="P9"><text:soft-page-break/><text:tab/><text:span text:style-name="T4"></text:span><text:span text:style-name="T8"> <text:s text:c="2"/></text:span>Ensure Tasking Manager is working on the day</text:p>
      <text:p text:style-name="P9"><text:tab/><text:span text:style-name="T4"></text:span><text:span text:style-name="T8"> <text:s text:c="2"/></text:span>Make name tags for attendees</text:p>
      <text:p text:style-name="P9"><text:tab/><text:span text:style-name="T4"></text:span><text:span text:style-name="T8"> <text:s text:c="2"/></text:span>Foldout poster print - idea is 1 per person, but not everyone will take them</text:p>
      <text:p text:style-name="P9"><text:tab/><text:span text:style-name="T4"></text:span><text:span text:style-name="T8"> <text:s text:c="2"/></text:span>Ensure catering is confirmed and appropriate for event size</text:p>
      <text:p text:style-name="P9"><text:tab/><text:span text:style-name="T4"></text:span><text:span text:style-name="T8"> <text:s text:c="2"/></text:span>Print table instructions</text:p>
      <text:p text:style-name="P9"><text:tab/><text:span text:style-name="T4"></text:span><text:span text:style-name="T8"> <text:s text:c="2"/></text:span>Engage remote mappers. Have someone at the event answering questions <text:tab/><text:tab/>from the 'remoters'</text:p>
      <text:h text:style-name="P13" text:outline-level="3">AFTER THE EVENT</text:h>
      <text:p text:style-name="P10"><text:span text:style-name="T4"><text:tab/></text:span><text:span text:style-name="T8"> <text:s text:c="2"/>Appropriate t</text:span>hank to host for the venue</text:p>
      <text:p text:style-name="P10"><text:tab/><text:span text:style-name="T4"></text:span><text:span text:style-name="T8"> <text:s text:c="2"/></text:span>Event photos and thank you to attendees posted to Missing Maps facebook <text:tab/><text:tab/>page, twitter link, HOT facebook etc</text:p>
      <text:p text:style-name="P10"><text:tab/><text:span text:style-name="T4"></text:span><text:span text:style-name="T8"> <text:s text:c="3"/>Arrange a meet up at a suitable pub afterwards</text:span><text:tab/></text:p>
      <text:p text:style-name="P10"><text:span text:style-name="T4"><text:tab/></text:span><text:span text:style-name="T8"> <text:s text:c="3"/></text:span>Update event wiki page</text:p>
      <text:p text:style-name="P10"><text:span text:style-name="T4"><text:tab/></text:span><text:span text:style-name="T8"> <text:s text:c="3"/>Ensure venue is clean, tidy and tables and chairs put back.</text:span></text:p>
      <text:p text:style-name="P10"/>
      <text:p text:style-name="P11">START THINKING AND ARRANGING THE NEXT MAPATHON IF YOU HAVE NOT ALREADY DONE THIS.</text:p>
      <text:p text:style-name="P1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1" svg:font-family="Wingdings" style:font-charset="x-symbol"/>
    <style:font-face style:name="Mangal2" svg:font-family="Mangal" style:font-pitch="variable" style:font-charset="x-symbol"/>
    <style:font-face style:name="SimSun2" svg:font-family="SimSun" style:font-pitch="variable" style:font-charset="x-symbol"/>
    <style:font-face style:name="Times New Roman3" svg:font-family="'Times New Roman'" style:font-pitch="variable" style:font-charset="x-symbol"/>
    <style:font-face style:name="Wingdings" svg:font-family="Wingdings" style:font-pitch="variable" style:font-charset="x-symbol"/>
    <style:font-face style:name="Times New Roman2" svg:font-family="'Times New Roman'" style:font-family-generic="roman" style:font-pitch="variable" style:font-charset="x-symbol"/>
    <style:font-face style:name="Mangal1" svg:font-family="Mangal" style:font-family-generic="system" style:font-pitch="variable" style:font-charset="x-symbol"/>
    <style:font-face style:name="SimSun1" svg:font-family="SimSun" style:font-family-generic="system" style:font-pitch="variable" style:font-charset="x-symbol"/>
    <style:font-face style:name="Mangal3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Arial Narrow" svg:font-family="'Arial Narrow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3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lph Aytoun</meta:initial-creator>
    <meta:creation-date>2015-11-23T22:18:33.61</meta:creation-date>
    <dc:date>2017-01-30T19:20:03.15</dc:date>
    <dc:creator>Ralph Aytoun</dc:creator>
    <meta:editing-duration>PT4H5M1S</meta:editing-duration>
    <meta:editing-cycles>14</meta:editing-cycles>
    <meta:generator>OpenOffice/4.1.3$Win32 OpenOffice.org_project/413m1$Build-9783</meta:generator>
    <meta:document-statistic meta:table-count="0" meta:image-count="0" meta:object-count="0" meta:page-count="3" meta:paragraph-count="48" meta:word-count="504" meta:character-count="3078"/>
  </office:meta>
</office:document-meta>
</file>